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text-align="justify" style:justify-single-word="false"/>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ΣΥΣΤΗΜΑΤΑ ΠΑΡΑΛΛΗΛΗΣ ΕΠΕΞΕΡΓΑΣΙΑΣ</text:p>
      <text:p text:style-name="P2">9ο εξάμηνο ΗΜΜΥ, ακαδημαϊκό έτος 2013-14</text:p>
      <text:p text:style-name="P2">ΑΣΚΗΣΗ 1</text:p>
      <text:p text:style-name="P2">Ενδιάμεση Αναφορά</text:p>
      <text:p text:style-name="P1"/>
      <text:p text:style-name="P4"><text:span text:style-name="T1">Επίλυση συστημάτων με τη μέθοδο του Gauss</text:span></text:p>
      <text:p text:style-name="P7"/>
      <text:p text:style-name="P7">Mε δεδομένο τον υπολογιστικό πυρήνα της μεθόδου Gauss καλούμαστε να κάνουμε 5 διαφορετικές <text:s/>παράλληλες υλοποιήσεις.</text:p>
      <text:p text:style-name="P7"><text:s/></text:p>
      <text:p text:style-name="P7">for (k = 0; k &lt; N - 1; k++)</text:p>
      <text:p text:style-name="P7"><text:tab/>for (i = k+1; i &lt; N; i++){</text:p>
      <text:p text:style-name="P7"><text:tab/><text:tab/>l = A[i][k] / A[k][k];</text:p>
      <text:p text:style-name="P7"><text:tab/><text:tab/>for (j = k + 1; j &lt; N; j++)</text:p>
      <text:p text:style-name="P7"><text:tab/><text:tab/><text:tab/>A[i][j] = A[i][j] -l*A[k][j];</text:p>
      <text:p text:style-name="P7"><text:tab/>}</text:p>
      <text:p text:style-name="P7"/>
      <text:p text:style-name="P7">Αρχικά πρέπει να εξερευνήσουμε ποιοι από τους 3 παραπάνω βρόχους μπορούν να εκτελεστούν παράλληλα. Παρατηρούμε ότι το πρώτο loop παρουσιάζει εξαρτήσεις δεδομένων αφού σε κάθε επανάληψη αλλάζει ένα κομμάτι του πίνακα Α το οποίο χρησιμοποιείται στο επόμενο iteration. Επομένως το πρώτο loop δεν μπορεί να παραλληλοποιηθεί. Το δεύτερο loop αντίστοιχα είναι αυτό που αφορά τις γραμμές του πίνακα σε κάθε στάδιο της διαδικασίας και για το λόγο αυτό μπορεί να εκτελεστεί παράλληλα. Επομένως, οι παράλληλες υλοποιήσεις που θα περιγράψουμε στόχο έχουν να εκτελεστεί παράλληλα το δεύτερο loop.</text:p>
      <text:p text:style-name="P7"/>
      <text:p text:style-name="P5">OpenMP</text:p>
      <text:p text:style-name="P7"/>
      <text:p text:style-name="P7">Η περίπτωση του OpenMP είναι ιδιαίτερα απλή δεδομένου ότι έχουμε κοινή μνήμη. Αφού γνωρίζουμε ότι πρέπει να παραλληλοποιήσουμε το δεύτερο loop αυτό που έχουμε να κάνουμε είναι να βάλουμε μια εντολή προς τον compiler πριν το δεύτερο loop η οποία θα λέει να εκτελεστεί παράλληλα το συγκεκριμένο for με shared μεταβλητές τις Α και k και private τις i και j.</text:p>
      <text:p text:style-name="P7"/>
      <text:p text:style-name="P7">#pragma omp parallel for shared(A, k) private(i, j) </text:p>
      <text:p text:style-name="P7"/>
      <text:p text:style-name="P7">Η ευκολία της κοιμής μνήμης μας επιτρέπει να μην χρειάζεται ανταλλαγή δεδομένων, ενώ λόγω απουσίας εξαρτήσεων δεδομένων δεν χρειάζεται να ασχοληθούμε με κλειδώματα μνήμης και συγχρονισμό. Έτσι σε κάθε βήμα του εξωτερικού loop η κάθε γραμμή του πίνακα θα υπολογιστεί παράλληλα.</text:p>
      <text:p text:style-name="P7"/>
      <text:p text:style-name="P5">MPI</text:p>
      <text:p text:style-name="P7"/>
      <text:p text:style-name="P7">Στη περίπτωση του MPI δεν έχουμε μοιραζόμενη μνήμη επομένως όποια πληροφορία χρειάζεται ο υπολογιστικός πυρήνας θα πρέπει είτε να τη διαθέτει είτε να τη λάβει από κάποιον άλλο πυρήνα. Επομένω, θα πρέπει αρχικά να μοιράσουμε τις γραμμές του πίνακα Α στους υπολογιστικούς πυρήνες. Για να το κάνουμε αυτό έχουμε 2 επιλογές. Είτε να τις μοιράσουμε ανά block είτε να τις μοιράσουμε κυκλικά. Επιπλέον, έχουμε 2 δυνατότητες στην επικοινωνία των πυρήνων η οποία μπορεί να είναι είτε peer-to-peer είτε broadcast. Για το λόγο αυτό περιγράφουμε 4 διαφορετικές υλοποιήσεις.</text:p>
      <text:p text:style-name="P7"/>
      <text:p text:style-name="P6">Περίπτωση block</text:p>
      <text:p text:style-name="P7"/>
      <text:p text:style-name="P7">Στην περίπτωση αυτή κάθε υπολογιστικός πυρήνας παίρνει ένα block συνεχόμενων γραμμών. <text:soft-page-break/>Επομένως ανάλογα το μέγεθος του MPI_world μοιράζουμε τις γραμμές ώστε κάθε κόμβος να πάρει</text:p>
      <text:p text:style-name="P7">x = #γραμμές / size. Άρα ο κόμβος με rank 0 θα πάρει από τη γραμμή 0 μέχρι τη γραμμή x-1 κλπ. Αυτό μπορεί να γίνει εύκολα με MPI_Scatter. </text:p>
      <text:p text:style-name="P7">Στη συνέχεια σε κάθε βήμα της πρώτης επανάληψης θα προηγείται ένα στάδιο ανταλλαγής πληροφορίας και μετά ένα στάδιο υπολογισμών. Επομένως, θα πρέπει σε κάθε επανάληψη να ξέρουμε ποιος κόμβος έχει τη γραμμή που χρειάζονται οι υπόλοιποι και αυτός να την στέλνει. Το ποιος κόμβος πρέπει να στείλει δεδομένα σε κάθε βήμα μπορούμε να το υπολογίσουμε από το το πηλίκο της ακέραιας διαίρεσης k / x <text:s/>όπου k o μετρητής της πρώτης επανάληψης και x το πλήθος των γραμμών που αντιστοιχούν σε κάθε κόμβο. Έτσι αρχικά ο πρώτος κόμβος θα στείλει διαδοχικά όλες του τις γραμμές, στη συνέχεια ο δεύτερος κ.ο.κ. Έτσι σε κάθε βήμα όλοι οι κόμβοι εκτός από αυτόν που στέλνει δέχονται μια γραμμή του πίνακα Α και η γραμμή αυτή είναι η γραμμή Α[k][_] που χρειάζονται στους υπολογισμούς τους. Ο κάθε κόμβος που καλείται να στείλει σε κάθε βήμα στέλνει τη γραμμή k % x του τοπικού του πίνακα. Έτσι στέλνει διαδοχικά όλες του τις γραμμές. </text:p>
      <text:p text:style-name="P7">Όταν ένας κόμβος στείλει όλες του τις γραμμές δεν χρειάζεται να συμμετέχει στη διαδικασία υπολογισμού. Όταν ολοκληρωθεί το εξωτερικό loop τότε οι τοπικοί πίνακες συγκεντρώνονται πάλι σε έναν στον κόμβο με rank 0 και αυτό είναι το τελικό αποτέλεσμα.</text:p>
      <text:p text:style-name="P7"/>
      <text:p text:style-name="P6">Περίπτωση cyclic</text:p>
      <text:p text:style-name="P7"/>
      <text:p text:style-name="P7">Στην περίπτωση αυτή οι γραμμές του πίνακα Α μοιράζονται κυκλικά στους κόμβους σε μια modulo αριθμητική. Επομένως και πάλι κάθε κόμβος παίρνει x = #γραμμές / size αλλά οι γραμμές δεν είναι διαδοχικές. Η στατιγική είναι η ίδια. Σε κάθε βήμα ένας κόμβος στέλνει μια γραμμή στους υπόλοιπους και γίνονται υπολογισμοί. Στην κυκλική ανάθεση, σε κάθε βήμα στέλνει ο κόμβος με rank = k % size, δηλαδή σε κάθε βήμα στέλνει και διαφορετικός κόμβος και οι κόμβοι εναλλάσονται κυκλικά. Αυτό είναι λογικό αφού ο πρώτος κόμβος έχει την πρώτη γραμμή του πίνακα, ο δέυτερος την δεύτερη κλπ με μια modulo λογική. Όταν ένας κόμβος καλείται να στείλει γραμμή, στέλνει την k / size γραμμή του. Και πάλι η γραμμή αυτή είναι η A[k][_] που χρειάζονται οι υπόλοιποι στους υπολογισμούς. Έτσι ένας κόμβος την πρώτη φορά που θα στείλει θα στείλει τη γραμμή 0 του πίνακά του, τη δεύτερη φορά τη γραμμή 1 κλπ. Και κάλι όταν ένας κόμβος ολοκληρώσει την αποστολή των γραμμών του σταματάει τη διαδικασία των υπολογισμών. Τέλος και πάλι όλοι οι τοπικοί πίνακες συγκεντρώνονται και σχηματίζουν το τελικό αποτέλεσμα με το αντίστοιχο MPI_Gather.</text:p>
      <text:p text:style-name="P7"/>
      <text:p text:style-name="P7">Σημειωση: Και στις 2 περιπτώσεις μπορούμε αντί να στείλουμε όλη τη γραμμή να στείλουμε τα στοιχεία από το k μέχρι το τέλος, γιατί αυτά είναι που χρειάζονται εν τέλη, και να περιορίσουμε έτσι το μέγεθος της πληροφορίας που μεταφέρεται.</text:p>
      <text:p text:style-name="P7"/>
      <text:p text:style-name="P7"/>
      <text:p text:style-name="P7"/>
      <text:p text:style-name="P7">Ενώ η προηγούμενη ανάλυση αφορούσε τον αλγόριθμο παραλληλοποίησης, ο συγκεκριμένος διαχωρισμός αφορά την υλοποίση των αλγορίθμων. Στο στάδιο της επικοινωνίας έχουμε τη δυνατότητα να χρησιμοποιήσουμε το MPI_Bcast και να στείλουμε σε όλους τους κόμβους τη γραμμή που θέλουμε ή να κάνουμε peer-to-peer επικοινωνία και ο αποστολέας να στείλει τη γραμμή σε κάθε παραλήπτη ξεχωριστά με ένα for loop. Στην πρώτη περίπτωση MPI_Broadcast πρέπει να κάνουν όλοι οι κόμβοι ακόμα και όταν έχουν ολοκληρώσει τους υπολογισμούς. Αντίθετα, στην περίπτωση peer-to-peer η αποστολή μπορεί να γίνει μόνο προς τους κόμβους οι οποίοι <text:s/>χρειάζονται πραγματικά τη συγκεκριμένη γραμμή για τους υπολογισμούς τους. Όπως αναφέρθηκε, ένας κόμβος σταματάει τους υπολογισμούς όταν στείλει όλες του τις γραμμές. Επομένως σε κάθε βήμα της peer-to-peer επικοινωνίας η γραμμή στέλνεται στους κόμβους από k / x μέχρι size <text:s/>εξαιρουμένου του αποστολέα για την περίπτωση block. Αντίθετα, αυτό δεν μπορεί να συμβεί στην κυκλική ανάθεση στην οποία μπορούμε να γλιτώσουμε μόνο μερικές αποστολές στο τελευταίο βήμ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os Kogias</meta:initial-creator>
    <meta:creation-date>2014-01-06T11:21:22</meta:creation-date>
    <dc:date>2014-01-06T13:07:45</dc:date>
    <dc:creator>Marios Kogias</dc:creator>
    <meta:editing-duration>PT1H46M25S</meta:editing-duration>
    <meta:editing-cycles>46</meta:editing-cycles>
    <meta:generator>OpenOffice/4.0.1$Unix OpenOffice.org_project/401m5$Build-9714</meta:generator>
    <meta:document-statistic meta:table-count="0" meta:image-count="0" meta:object-count="0" meta:page-count="2" meta:paragraph-count="29" meta:word-count="996" meta:character-count="6159"/>
  </office:meta>
</office:document-meta>
</file>